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04.26pt"/>
    </style:style>
    <style:style style:name="co3" style:family="table-column">
      <style:table-column-properties fo:break-before="auto" style:column-width="48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ole-draw-aspect="1"/>
    </style:style>
    <style:style style:name="gr2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Chart 1" draw:style-name="gr1" svg:width="453.15pt" svg:height="255.26pt" svg:x="62.39pt" svg:y="138.53pt">
            <draw:object draw:notify-on-update-of-ranges="Sheet1.B4:Sheet1.B7 Sheet1.C3:Sheet1.C3 Sheet1.C4:Sheet1.C7 Sheet1.D3:Sheet1.D3 Sheet1.D4:Sheet1.D7 Sheet1.E3:Sheet1.E3 Sheet1.E4:Sheet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3" draw:style-name="gr2" svg:width="580pt" svg:height="321.85pt" svg:x="89.52pt" svg:y="603.67pt">
            <draw:object draw:notify-on-update-of-ranges="Sheet1.C29:Sheet1.C29 Sheet1.C30:Sheet1.C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4" draw:style-name="gr2" svg:width="453.15pt" svg:height="255.26pt" svg:x="512.25pt" svg:y="942.35pt">
            <draw:object draw:notify-on-update-of-ranges="Sheet1.C29:Sheet1.C29 Sheet1.C30:Sheet1.C37 Sheet1.D29:Sheet1.D29 Sheet1.D30:Sheet1.D37 Sheet1.E29:Sheet1.E29 Sheet1.E30:Sheet1.E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Chart 6" draw:style-name="gr2" svg:width="550.01pt" svg:height="318.87pt" svg:x="688.39pt" svg:y="604.91pt">
            <draw:object draw:notify-on-update-of-ranges="Sheet1.D29:Sheet1.D29 Sheet1.D30:Sheet1.D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Chart 7" draw:style-name="gr2" svg:width="540.28pt" svg:height="315.92pt" svg:x="1259.72pt" svg:y="603.58pt">
            <draw:object draw:notify-on-update-of-ranges="Sheet1.E29:Sheet1.E29 Sheet1.E30:Sheet1.E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ndom numbers qty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100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6635" calcext:value-type="float">
            <text:p>0.156635</text:p>
          </table:table-cell>
          <table:table-cell office:value-type="float" office:value="0.791715" calcext:value-type="float">
            <text:p>0.791715</text:p>
          </table:table-cell>
          <table:table-cell office:value-type="float" office:value="1.6113" calcext:value-type="float">
            <text:p>1.61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87155" calcext:value-type="float">
            <text:p>0.087155</text:p>
          </table:table-cell>
          <table:table-cell office:value-type="float" office:value="0.424101" calcext:value-type="float">
            <text:p>0.424101</text:p>
          </table:table-cell>
          <table:table-cell office:value-type="float" office:value="0.844172" calcext:value-type="float">
            <text:p>0.8441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815657" calcext:value-type="float">
            <text:p>0.0815657</text:p>
          </table:table-cell>
          <table:table-cell office:value-type="float" office:value="0.390648" calcext:value-type="float">
            <text:p>0.390648</text:p>
          </table:table-cell>
          <table:table-cell office:value-type="float" office:value="0.774755" calcext:value-type="float">
            <text:p>0.7747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811842" calcext:value-type="float">
            <text:p>0.0811842</text:p>
          </table:table-cell>
          <table:table-cell office:value-type="float" office:value="0.392547" calcext:value-type="float">
            <text:p>0.392547</text:p>
          </table:table-cell>
          <table:table-cell office:value-type="float" office:value="0.778104" calcext:value-type="float">
            <text:p>0.778104</text:p>
          </table:table-cell>
          <table:table-cell table:number-columns-repeated="1019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th slu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ndom numbers qty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500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1 th</text:p>
          </table:table-cell>
          <table:table-cell office:value-type="float" office:value="1.41573" calcext:value-type="float">
            <text:p>1.41573</text:p>
          </table:table-cell>
          <table:table-cell office:value-type="float" office:value="1.75922" calcext:value-type="float">
            <text:p>1.75922</text:p>
          </table:table-cell>
          <table:table-cell office:value-type="float" office:value="7.71563" calcext:value-type="float">
            <text:p>7.7156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2 th</text:p>
          </table:table-cell>
          <table:table-cell office:value-type="float" office:value="0.990212" calcext:value-type="float">
            <text:p>0.990212</text:p>
          </table:table-cell>
          <table:table-cell office:value-type="float" office:value="0.969993" calcext:value-type="float">
            <text:p>0.969993</text:p>
          </table:table-cell>
          <table:table-cell office:value-type="float" office:value="4.71871" calcext:value-type="float">
            <text:p>4.7187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3 th</text:p>
          </table:table-cell>
          <table:table-cell office:value-type="float" office:value="0.742274" calcext:value-type="float">
            <text:p>0.742274</text:p>
          </table:table-cell>
          <table:table-cell office:value-type="float" office:value="0.732437" calcext:value-type="float">
            <text:p>0.732437</text:p>
          </table:table-cell>
          <table:table-cell office:value-type="float" office:value="3.73328" calcext:value-type="float">
            <text:p>3.7332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4 th</text:p>
          </table:table-cell>
          <table:table-cell office:value-type="float" office:value="0.578926" calcext:value-type="float">
            <text:p>0.578926</text:p>
          </table:table-cell>
          <table:table-cell office:value-type="float" office:value="0.588446" calcext:value-type="float">
            <text:p>0.588446</text:p>
          </table:table-cell>
          <table:table-cell office:value-type="float" office:value="2.45507" calcext:value-type="float">
            <text:p>2.455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5 th</text:p>
          </table:table-cell>
          <table:table-cell office:value-type="float" office:value="0.474197" calcext:value-type="float">
            <text:p>0.474197</text:p>
          </table:table-cell>
          <table:table-cell office:value-type="float" office:value="0.47193" calcext:value-type="float">
            <text:p>0.47193</text:p>
          </table:table-cell>
          <table:table-cell office:value-type="float" office:value="2.307" calcext:value-type="float">
            <text:p>2.3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6 th</text:p>
          </table:table-cell>
          <table:table-cell office:value-type="float" office:value="0.409447" calcext:value-type="float">
            <text:p>0.409447</text:p>
          </table:table-cell>
          <table:table-cell office:value-type="float" office:value="0.385124" calcext:value-type="float">
            <text:p>0.385124</text:p>
          </table:table-cell>
          <table:table-cell office:value-type="float" office:value="1.83063" calcext:value-type="float">
            <text:p>1.8306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7 th</text:p>
          </table:table-cell>
          <table:table-cell office:value-type="float" office:value="0.330846" calcext:value-type="float">
            <text:p>0.330846</text:p>
          </table:table-cell>
          <table:table-cell office:value-type="float" office:value="0.362224" calcext:value-type="float">
            <text:p>0.362224</text:p>
          </table:table-cell>
          <table:table-cell office:value-type="float" office:value="1.63182" calcext:value-type="float">
            <text:p>1.6318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8 th</text:p>
          </table:table-cell>
          <table:table-cell office:value-type="float" office:value="0.285182" calcext:value-type="float">
            <text:p>0.285182</text:p>
          </table:table-cell>
          <table:table-cell office:value-type="float" office:value="0.315826" calcext:value-type="float">
            <text:p>0.315826</text:p>
          </table:table-cell>
          <table:table-cell office:value-type="float" office:value="1.46487" calcext:value-type="float">
            <text:p>1.46487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9-05-12T14:47:31Z</meta:creation-date>
    <dc:date>2019-05-15T12:49:49.081139161</dc:date>
    <meta:editing-cycles>6</meta:editing-cycles>
    <meta:editing-duration>PT39M37S</meta:editing-duration>
    <meta:document-statistic meta:table-count="1" meta:cell-count="5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times" style:font-family-generic="roman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times" style:font-family-generic="roman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times" style:font-family-generic="roman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05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times" style:font-family-generic="roman"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51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51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svg:stroke-width="0.051cm" svg:stroke-color="#ffd320" draw:fill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87cm" svg:height="9.006cm" xlink:href=".." xlink:type="simple" chart:class="chart:line" chart:style-name="ch1">
        <chart:title svg:x="6.269cm" svg:y="0.316cm" chart:style-name="ch2">
          <text:p>PS4 - Exercise 4d</text:p>
        </chart:title>
        <chart:legend chart:legend-position="end" svg:x="13.77cm" svg:y="3.706cm" style:legend-expansion="high" chart:style-name="ch3"/>
        <chart:plot-area chart:style-name="ch4" table:cell-range-address="Sheet1.B3:Sheet1.E7" chart:data-source-has-labels="both" svg:x="1.33cm" svg:y="1.275cm" svg:width="12.121cm" svg:height="6.57cm">
          <chartooo:coordinate-region svg:x="2.216cm" svg:y="1.448cm" svg:width="11.141cm" svg:height="5.803cm"/>
          <chart:axis chart:dimension="x" chart:name="primary-x" chart:style-name="ch5" chartooo:axis-type="text">
            <chart:title svg:x="6.83cm" svg:y="8.025cm" chart:style-name="ch6">
              <text:p>Threads</text:p>
            </chart:title>
            <chart:categories table:cell-range-address="Sheet1.B4:Sheet1.B7"/>
          </chart:axis>
          <chart:axis chart:dimension="y" chart:name="primary-y" chart:style-name="ch7">
            <chart:title svg:x="0.451cm" svg:y="5.146cm" chart:style-name="ch8">
              <text:p>Time [s]</text:p>
            </chart:title>
          </chart:axis>
          <chart:series chart:style-name="ch9" chart:values-cell-range-address="Sheet1.C4:Sheet1.C7" chart:label-cell-address="Sheet1.C3:Sheet1.C3" chart:class="chart:line">
            <chart:data-point chart:repeated="4"/>
          </chart:series>
          <chart:series chart:style-name="ch10" chart:values-cell-range-address="Sheet1.D4:Sheet1.D7" chart:label-cell-address="Sheet1.D3:Sheet1.D3" chart:class="chart:line">
            <chart:data-point chart:repeated="4"/>
          </chart:series>
          <chart:series chart:style-name="ch11" chart:values-cell-range-address="Sheet1.E4:Sheet1.E7" chart:label-cell-address="Sheet1.E3:Sheet1.E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M</text:p>
                <draw:g>
                  <svg:desc>Sheet1.C3:Sheet1.C3</svg:desc>
                </draw:g>
              </table:table-cell>
              <table:table-cell office:value-type="string">
                <text:p>50M</text:p>
                <draw:g>
                  <svg:desc>Sheet1.D3:Sheet1.D3</svg:desc>
                </draw:g>
              </table:table-cell>
              <table:table-cell office:value-type="string">
                <text:p>100M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4:Sheet1.B7</svg:desc>
                </draw:g>
              </table:table-cell>
              <table:table-cell office:value-type="float" office:value="0.156635">
                <text:p>0.156635</text:p>
                <draw:g>
                  <svg:desc>Sheet1.C4:Sheet1.C7</svg:desc>
                </draw:g>
              </table:table-cell>
              <table:table-cell office:value-type="float" office:value="0.791715">
                <text:p>0.791715</text:p>
                <draw:g>
                  <svg:desc>Sheet1.D4:Sheet1.D7</svg:desc>
                </draw:g>
              </table:table-cell>
              <table:table-cell office:value-type="float" office:value="1.6113">
                <text:p>1.6113</text:p>
                <draw:g>
                  <svg:desc>Sheet1.E4:Sheet1.E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87155">
                <text:p>0.087155</text:p>
              </table:table-cell>
              <table:table-cell office:value-type="float" office:value="0.424101">
                <text:p>0.424101</text:p>
              </table:table-cell>
              <table:table-cell office:value-type="float" office:value="0.844172">
                <text:p>0.8441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15657">
                <text:p>0.0815657</text:p>
              </table:table-cell>
              <table:table-cell office:value-type="float" office:value="0.390648">
                <text:p>0.390648</text:p>
              </table:table-cell>
              <table:table-cell office:value-type="float" office:value="0.774755">
                <text:p>0.7747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11842">
                <text:p>0.0811842</text:p>
              </table:table-cell>
              <table:table-cell office:value-type="float" office:value="0.392547">
                <text:p>0.392547</text:p>
              </table:table-cell>
              <table:table-cell office:value-type="float" office:value="0.778104">
                <text:p>0.778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times" style:font-family-generic="roman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times" style:font-family-generic="roman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times" style:font-family-generic="roman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times" style:font-family-generic="roman"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51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462cm" svg:height="11.355cm" xlink:href=".." xlink:type="simple" chart:class="chart:line" chart:style-name="ch1">
        <chart:title svg:x="8.031cm" svg:y="0.363cm" chart:style-name="ch2">
          <text:p>PS4 - Exercise 4b-10K</text:p>
        </chart:title>
        <chart:legend chart:legend-position="end" svg:x="18.509cm" svg:y="5.378cm" style:legend-expansion="high" chart:style-name="ch3"/>
        <chart:plot-area chart:style-name="ch4" table:cell-range-address="Sheet1.C29:Sheet1.C37" chart:data-source-has-labels="row" svg:x="0.476cm" svg:y="0.899cm" svg:width="17.856cm" svg:height="9.858cm">
          <chartooo:coordinate-region svg:x="1.177cm" svg:y="1.072cm" svg:width="17.061cm" svg:height="9.091cm"/>
          <chart:axis chart:dimension="x" chart:name="primary-x" chart:style-name="ch5">
            <chart:title svg:x="8.844cm" svg:y="10.795cm" chart:style-name="ch6">
              <text:p>Threads</text:p>
            </chart:title>
          </chart:axis>
          <chart:axis chart:dimension="y" chart:name="primary-y" chart:style-name="ch7">
            <chart:title svg:x="0cm" svg:y="6.414cm" chart:style-name="ch8">
              <text:p>Time [s]</text:p>
            </chart:title>
          </chart:axis>
          <chart:series chart:style-name="ch9" chart:values-cell-range-address="Sheet1.C30:Sheet1.C37" chart:label-cell-address="Sheet1.C29:Sheet1.C2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K</text:p>
                <draw:g>
                  <svg:desc>Sheet1.C29:Sheet1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1573">
                <text:p>1.41573</text:p>
                <draw:g>
                  <svg:desc>Sheet1.C30:Sheet1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0212">
                <text:p>0.990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2274">
                <text:p>0.742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8926">
                <text:p>0.578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4197">
                <text:p>0.474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9447">
                <text:p>0.409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0846">
                <text:p>0.3308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5182">
                <text:p>0.2851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times" style:font-family-generic="roman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times" style:font-family-generic="roman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times" style:font-family-generic="roman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tru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times" style:font-family-generic="roman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51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51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51cm" svg:stroke-color="#ffd320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986cm" svg:height="9.005cm" xlink:href=".." xlink:type="simple" chart:class="chart:line" chart:style-name="ch1">
        <chart:title svg:x="6.243cm" svg:y="0.316cm" chart:style-name="ch2">
          <text:p>PS4 - Exercise 4B</text:p>
        </chart:title>
        <chart:legend chart:legend-position="end" svg:x="13.769cm" svg:y="3.705cm" style:legend-expansion="high" chart:style-name="ch3"/>
        <chart:plot-area chart:style-name="ch4" table:cell-range-address="Sheet1.C29:Sheet1.E37" chart:data-source-has-labels="row" svg:x="1.33cm" svg:y="1.275cm" svg:width="12.12cm" svg:height="6.569cm">
          <chartooo:coordinate-region svg:x="1.881cm" svg:y="1.448cm" svg:width="11.475cm" svg:height="5.802cm"/>
          <chart:axis chart:dimension="x" chart:name="primary-x" chart:style-name="ch5">
            <chart:title svg:x="6.83cm" svg:y="8.024cm" chart:style-name="ch6">
              <text:p>Threads</text:p>
            </chart:title>
          </chart:axis>
          <chart:axis chart:dimension="y" chart:name="primary-y" chart:style-name="ch7">
            <chart:title svg:x="0.451cm" svg:y="5.145cm" chart:style-name="ch8">
              <text:p>Time [s]</text:p>
            </chart:title>
            <chart:grid chart:style-name="ch9" chart:class="major"/>
          </chart:axis>
          <chart:series chart:style-name="ch10" chart:values-cell-range-address="Sheet1.C30:Sheet1.C37" chart:label-cell-address="Sheet1.C29:Sheet1.C29" chart:class="chart:line">
            <chart:data-point chart:repeated="8"/>
          </chart:series>
          <chart:series chart:style-name="ch11" chart:values-cell-range-address="Sheet1.D30:Sheet1.D37" chart:label-cell-address="Sheet1.D29:Sheet1.D29" chart:class="chart:line">
            <chart:data-point chart:repeated="8"/>
          </chart:series>
          <chart:series chart:style-name="ch12" chart:values-cell-range-address="Sheet1.E30:Sheet1.E37" chart:label-cell-address="Sheet1.E29:Sheet1.E2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K</text:p>
                <draw:g>
                  <svg:desc>Sheet1.C29:Sheet1.C29</svg:desc>
                </draw:g>
              </table:table-cell>
              <table:table-cell office:value-type="string">
                <text:p>100M</text:p>
                <draw:g>
                  <svg:desc>Sheet1.D29:Sheet1.D29</svg:desc>
                </draw:g>
              </table:table-cell>
              <table:table-cell office:value-type="string">
                <text:p>500M</text:p>
                <draw:g>
                  <svg:desc>Sheet1.E29:Sheet1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1573">
                <text:p>1.41573</text:p>
                <draw:g>
                  <svg:desc>Sheet1.C30:Sheet1.C37</svg:desc>
                </draw:g>
              </table:table-cell>
              <table:table-cell office:value-type="float" office:value="1.75922">
                <text:p>1.75922</text:p>
                <draw:g>
                  <svg:desc>Sheet1.D30:Sheet1.D37</svg:desc>
                </draw:g>
              </table:table-cell>
              <table:table-cell office:value-type="float" office:value="7.71563">
                <text:p>7.71563</text:p>
                <draw:g>
                  <svg:desc>Sheet1.E30:Sheet1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0212">
                <text:p>0.990212</text:p>
              </table:table-cell>
              <table:table-cell office:value-type="float" office:value="0.969993">
                <text:p>0.969993</text:p>
              </table:table-cell>
              <table:table-cell office:value-type="float" office:value="4.71871">
                <text:p>4.71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2274">
                <text:p>0.742274</text:p>
              </table:table-cell>
              <table:table-cell office:value-type="float" office:value="0.732437">
                <text:p>0.732437</text:p>
              </table:table-cell>
              <table:table-cell office:value-type="float" office:value="3.73328">
                <text:p>3.73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8926">
                <text:p>0.578926</text:p>
              </table:table-cell>
              <table:table-cell office:value-type="float" office:value="0.588446">
                <text:p>0.588446</text:p>
              </table:table-cell>
              <table:table-cell office:value-type="float" office:value="2.45507">
                <text:p>2.45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4197">
                <text:p>0.474197</text:p>
              </table:table-cell>
              <table:table-cell office:value-type="float" office:value="0.47193">
                <text:p>0.47193</text:p>
              </table:table-cell>
              <table:table-cell office:value-type="float" office:value="2.307">
                <text:p>2.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9447">
                <text:p>0.409447</text:p>
              </table:table-cell>
              <table:table-cell office:value-type="float" office:value="0.385124">
                <text:p>0.385124</text:p>
              </table:table-cell>
              <table:table-cell office:value-type="float" office:value="1.83063">
                <text:p>1.83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0846">
                <text:p>0.330846</text:p>
              </table:table-cell>
              <table:table-cell office:value-type="float" office:value="0.362224">
                <text:p>0.362224</text:p>
              </table:table-cell>
              <table:table-cell office:value-type="float" office:value="1.63182">
                <text:p>1.63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5182">
                <text:p>0.285182</text:p>
              </table:table-cell>
              <table:table-cell office:value-type="float" office:value="0.315826">
                <text:p>0.315826</text:p>
              </table:table-cell>
              <table:table-cell office:value-type="float" office:value="1.46487">
                <text:p>1.464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times" style:font-family-generic="roman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times" style:font-family-generic="roman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times" style:font-family-generic="roman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times" style:font-family-generic="roman" fo:font-size="9pt" style:font-size-asian="9pt" style:font-size-complex="9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51cm" svg:stroke-color="#ed7d31" draw:fill="none" draw:fill-color="#ed7d31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403cm" svg:height="11.249cm" xlink:href=".." xlink:type="simple" chart:class="chart:line" chart:style-name="ch1">
        <chart:title svg:x="7.316cm" svg:y="0.36cm" chart:style-name="ch2">
          <text:p>PS4 - Exercise 4B-100M</text:p>
        </chart:title>
        <chart:legend chart:legend-position="end" svg:x="17.186cm" svg:y="5.325cm" style:legend-expansion="high" chart:style-name="ch3"/>
        <chart:plot-area chart:style-name="ch4" table:cell-range-address="Sheet1.D29:Sheet1.D37" chart:data-source-has-labels="row" svg:x="1.399cm" svg:y="1.363cm" svg:width="15.399cm" svg:height="8.681cm">
          <chartooo:coordinate-region svg:x="2.1cm" svg:y="1.536cm" svg:width="14.604cm" svg:height="7.914cm"/>
          <chart:axis chart:dimension="x" chart:name="primary-x" chart:style-name="ch5">
            <chart:title svg:x="8.538cm" svg:y="10.268cm" chart:style-name="ch6">
              <text:p>Threads</text:p>
            </chart:title>
          </chart:axis>
          <chart:axis chart:dimension="y" chart:name="primary-y" chart:style-name="ch7">
            <chart:title svg:x="0.451cm" svg:y="6.289cm" chart:style-name="ch8">
              <text:p>Time [s]</text:p>
            </chart:title>
          </chart:axis>
          <chart:series chart:style-name="ch9" chart:values-cell-range-address="Sheet1.D30:Sheet1.D37" chart:label-cell-address="Sheet1.D29:Sheet1.D2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M</text:p>
                <draw:g>
                  <svg:desc>Sheet1.D29:Sheet1.D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5922">
                <text:p>1.75922</text:p>
                <draw:g>
                  <svg:desc>Sheet1.D30:Sheet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9993">
                <text:p>0.969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2437">
                <text:p>0.732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8446">
                <text:p>0.588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193">
                <text:p>0.47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5124">
                <text:p>0.385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2224">
                <text:p>0.362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826">
                <text:p>0.3158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times" style:font-family-generic="roman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times" style:font-family-generic="roman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times" style:font-family-generic="roman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times" style:font-family-generic="roman"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51cm" svg:stroke-color="#ffc000" draw:fill="none" draw:fill-color="#ffc000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06cm" svg:height="11.145cm" xlink:href=".." xlink:type="simple" chart:class="chart:line" chart:style-name="ch1">
        <chart:title svg:x="7.145cm" svg:y="0.358cm" chart:style-name="ch2">
          <text:p>PS4 - Exercise 4B-500M</text:p>
        </chart:title>
        <chart:legend chart:legend-position="end" svg:x="16.843cm" svg:y="5.273cm" style:legend-expansion="high" chart:style-name="ch3"/>
        <chart:plot-area chart:style-name="ch4" table:cell-range-address="Sheet1.E29:Sheet1.E37" chart:data-source-has-labels="row" svg:x="1.392cm" svg:y="1.359cm" svg:width="15.07cm" svg:height="8.583cm">
          <chartooo:coordinate-region svg:x="1.828cm" svg:y="1.532cm" svg:width="14.54cm" svg:height="7.816cm"/>
          <chart:axis chart:dimension="x" chart:name="primary-x" chart:style-name="ch5">
            <chart:title svg:x="8.367cm" svg:y="10.164cm" chart:style-name="ch6">
              <text:p>Threads</text:p>
            </chart:title>
          </chart:axis>
          <chart:axis chart:dimension="y" chart:name="primary-y" chart:style-name="ch7">
            <chart:title svg:x="0.451cm" svg:y="6.236cm" chart:style-name="ch8">
              <text:p>Time [s]</text:p>
            </chart:title>
          </chart:axis>
          <chart:series chart:style-name="ch9" chart:values-cell-range-address="Sheet1.E30:Sheet1.E37" chart:label-cell-address="Sheet1.E29:Sheet1.E2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M</text:p>
                <draw:g>
                  <svg:desc>Sheet1.E29:Sheet1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1563">
                <text:p>7.71563</text:p>
                <draw:g>
                  <svg:desc>Sheet1.E30:Sheet1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1871">
                <text:p>4.71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3328">
                <text:p>3.73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5507">
                <text:p>2.45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07">
                <text:p>2.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3063">
                <text:p>1.83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3182">
                <text:p>1.63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6487">
                <text:p>1.464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